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unito Sans" svg:font-family="'Nunito Sans', sans-serif"/>
    <style:font-face style:name="apple-system" svg:font-family="apple-system, BlinkMacSystemFont, 'Segoe UI', Roboto, Oxygen, Ubuntu, Cantarell, 'Open Sans', 'Helvetica Neue', sans-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2">
      <style:text-properties fo:font-variant="normal" fo:text-transform="none" fo:color="#111111" style:font-name="apple-system" fo:font-size="24pt" fo:letter-spacing="normal" fo:font-style="normal" fo:font-weight="normal"/>
    </style:style>
    <style:style style:name="P2" style:family="paragraph" style:parent-style-name="Preformatted_20_Text">
      <style:text-properties officeooo:rsid="000220fa" officeooo:paragraph-rsid="00047aa1"/>
    </style:style>
    <style:style style:name="P3" style:family="paragraph" style:parent-style-name="Preformatted_20_Text">
      <style:text-properties officeooo:rsid="0002d927" officeooo:paragraph-rsid="0002d927"/>
    </style:style>
    <style:style style:name="P4"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style>
    <style:style style:name="P5" style:family="paragraph" style:parent-style-name="Preformatted_20_Text">
      <style:text-properties officeooo:rsid="000220fa" officeooo:paragraph-rsid="000220fa"/>
    </style:style>
    <style:style style:name="P6" style:family="paragraph" style:parent-style-name="Preformatted_20_Text">
      <style:text-properties fo:font-variant="normal" fo:text-transform="none" fo:color="#000000" style:font-name="Liberation Mono" fo:font-size="10pt" fo:letter-spacing="normal" fo:font-style="normal" fo:font-weight="normal" officeooo:rsid="000220fa" officeooo:paragraph-rsid="00047aa1" style:font-size-asian="10pt" style:font-size-complex="10pt"/>
    </style:style>
    <style:style style:name="P7" style:family="paragraph" style:parent-style-name="Preformatted_20_Text">
      <style:text-properties fo:font-variant="normal" fo:text-transform="none" fo:color="#000000" style:font-name="Liberation Mono" fo:font-size="10pt" fo:letter-spacing="normal" fo:font-style="normal" fo:font-weight="normal" officeooo:rsid="0006efd4" officeooo:paragraph-rsid="0006efd4" style:font-size-asian="10pt" style:font-size-complex="10pt"/>
    </style:style>
    <style:style style:name="P8" style:family="paragraph" style:parent-style-name="Preformatted_20_Text">
      <style:text-properties fo:font-variant="normal" fo:text-transform="none" fo:color="#000000" style:font-name="Liberation Mono" fo:font-size="10pt" fo:letter-spacing="normal" fo:font-style="normal" fo:font-weight="normal" officeooo:rsid="0006efd4" officeooo:paragraph-rsid="000220fa" style:font-size-asian="10pt" style:font-size-complex="10pt"/>
    </style:style>
    <style:style style:name="P9" style:family="paragraph" style:parent-style-name="Preformatted_20_Text">
      <style:text-properties fo:font-variant="normal" fo:text-transform="none" fo:color="#000000" style:font-name="Liberation Mono" fo:font-size="10pt" fo:letter-spacing="normal" fo:font-style="normal" fo:font-weight="normal" officeooo:rsid="00047aa1" style:font-size-asian="10pt" style:font-size-complex="10pt"/>
    </style:style>
    <style:style style:name="P10" style:family="paragraph" style:parent-style-name="Preformatted_20_Text">
      <style:text-properties fo:font-variant="normal" fo:text-transform="none" fo:color="#000000" style:font-name="Liberation Mono" fo:font-size="10pt" fo:letter-spacing="normal" fo:font-style="normal" fo:font-weight="normal" officeooo:rsid="00047aa1" officeooo:paragraph-rsid="00047aa1" style:font-size-asian="10pt" style:font-size-complex="10pt"/>
    </style:style>
    <style:style style:name="P11" style:family="paragraph" style:parent-style-name="Preformatted_20_Text">
      <style:text-properties fo:font-variant="normal" fo:text-transform="none" fo:color="#000000" style:font-name="Liberation Mono" fo:font-size="10pt" fo:letter-spacing="normal" fo:font-style="normal" fo:font-weight="normal" officeooo:rsid="00062e08" officeooo:paragraph-rsid="00062e08" style:font-size-asian="10pt" style:font-size-complex="10pt"/>
    </style:style>
    <style:style style:name="P12" style:family="paragraph" style:parent-style-name="Preformatted_20_Text">
      <style:text-properties style:font-name="Liberation Mono" fo:font-size="10pt" officeooo:rsid="0002d927" officeooo:paragraph-rsid="0002d927" style:font-name-asian="Liberation Mono" style:font-size-asian="10pt" style:font-name-complex="Liberation Mono" style:font-size-complex="10pt"/>
    </style:style>
    <style:style style:name="P13" style:family="paragraph" style:parent-style-name="Preformatted_20_Text">
      <style:text-properties style:font-name="Liberation Mono" fo:font-size="10pt" officeooo:rsid="0002fb17" officeooo:paragraph-rsid="0002d927" style:font-name-asian="Liberation Mono" style:font-size-asian="10pt" style:font-name-complex="Liberation Mono" style:font-size-complex="10pt"/>
    </style:style>
    <style:style style:name="P14" style:family="paragraph" style:parent-style-name="Preformatted_20_Text">
      <style:text-properties officeooo:rsid="000aec50" officeooo:paragraph-rsid="000aec50"/>
    </style:style>
    <style:style style:name="T1" style:family="text">
      <style:text-properties officeooo:rsid="000220fa"/>
    </style:style>
    <style:style style:name="T2" style:family="text">
      <style:text-properties style:font-name="Liberation Mono" fo:font-size="10pt" style:font-name-asian="Liberation Mono" style:font-size-asian="10pt" style:font-name-complex="Liberation Mono" style:font-size-complex="10pt"/>
    </style:style>
    <style:style style:name="T3" style:family="text">
      <style:text-properties style:font-name="Liberation Mono" fo:font-size="10pt" officeooo:rsid="0002fb17" style:font-name-asian="Liberation Mono" style:font-size-asian="10pt" style:font-name-complex="Liberation Mono" style:font-size-complex="10pt"/>
    </style:style>
    <style:style style:name="T4" style:family="text">
      <style:text-properties fo:font-variant="normal" fo:text-transform="none" fo:color="#000000" style:font-name="Liberation Mono" fo:font-size="10pt" fo:letter-spacing="normal" fo:font-style="normal" fo:font-weight="normal" style:font-size-asian="10pt" style:font-size-complex="10pt"/>
    </style:style>
    <style:style style:name="T5" style:family="text">
      <style:text-properties fo:font-variant="normal" fo:text-transform="none" fo:color="#000000" style:font-name="Liberation Mono" fo:font-size="10pt" fo:letter-spacing="normal" fo:font-style="normal" fo:font-weight="normal" style:font-size-asian="10pt" style:font-size-complex="10pt" loext:padding="0cm" loext:border="none"/>
    </style:style>
    <style:style style:name="T6" style:family="text">
      <style:text-properties fo:font-variant="normal" fo:text-transform="none" fo:color="#000000" style:font-name="Liberation Mono" fo:font-size="10pt" fo:letter-spacing="normal" fo:font-style="normal" fo:font-weight="normal" officeooo:rsid="00047aa1" style:font-size-asian="10pt" style:font-size-complex="10pt" loext:padding="0cm" loext:border="none"/>
    </style:style>
    <style:style style:name="T7" style:family="text">
      <style:text-properties fo:font-variant="normal" fo:text-transform="none" fo:color="#333333" style:font-name="apple-system" fo:font-size="14.25pt" fo:letter-spacing="normal" fo:font-style="normal" fo:font-weight="normal"/>
    </style:style>
    <style:style style:name="T8" style:family="text">
      <style:text-properties fo:font-variant="normal" fo:text-transform="none" fo:color="#333333" style:font-name="apple-system" fo:font-size="14.25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God </text:p>
      <text:p text:style-name="Preformatted_20_Text"/>
      <text:p text:style-name="Preformatted_20_Text">I wan a try to introduce you What is Linux</text:p>
      <text:p text:style-name="Preformatted_20_Text"/>
      <text:p text:style-name="Preformatted_20_Text">-- Inglés</text:p>
      <text:p text:style-name="Preformatted_20_Text"># 1ª Diapo</text:p>
      <text:p text:style-name="Preformatted_20_Text">Linux is the best-known and most-used open source operating system.</text:p>
      <text:p text:style-name="Preformatted_20_Text">But, the real name is GNU/Linux.</text:p>
      <text:p text:style-name="Preformatted_20_Text"/>
      <text:p text:style-name="Preformatted_20_Text"/>
      <text:p text:style-name="P5">2ª Diapo</text:p>
      <text:p text:style-name="Preformatted_20_Text">GNU/Linux.</text:p>
      <text:p text:style-name="Preformatted_20_Text">- You can dowload and install in all of your computers whith a free license.</text:p>
      <text:p text:style-name="Preformatted_20_Text"/>
      <text:p text:style-name="Preformatted_20_Text">It is free software and open source</text:p>
      <text:p text:style-name="Preformatted_20_Text">- You can make a copy and distribute.</text:p>
      <text:p text:style-name="Preformatted_20_Text">- If you are a programer, you can change the code because you have the open source.</text:p>
      <text:p text:style-name="Preformatted_20_Text"/>
      <text:p text:style-name="Preformatted_20_Text"/>
      <text:p text:style-name="Preformatted_20_Text"># <text:span text:style-name="T1">3</text:span>ª Diapo</text:p>
      <text:p text:style-name="Preformatted_20_Text">Who uses Linux?</text:p>
      <text:p text:style-name="Preformatted_20_Text">You probably already use Linux, whether you know it or not. Depending on which user survey you look at, between one- and two-thirds of the webpages on the Internet are generated by servers running Linux.</text:p>
      <text:p text:style-name="Preformatted_20_Text"/>
      <text:p text:style-name="Preformatted_20_Text">Companies and individuals choose Linux for their servers because it's secure, flexible, and you can receive excellent support from a large community of users, in addition to companies like Canonical, SUSE, and Red Hat, each of which offer commercial support.</text:p>
      <text:p text:style-name="Preformatted_20_Text"/>
      <text:p text:style-name="Preformatted_20_Text">Many devices you probably own, such as Android phones and tablets and Chromebooks, digital storage devices, personal video recorders, cameras, wearables, and more, also run Linux. Your car has Linux running under the hood. Even Microsoft Windows features Linux components, as part of the Windows Subsystem for Linux (WSL).</text:p>
      <text:p text:style-name="Preformatted_20_Text"/>
      <text:p text:style-name="Preformatted_20_Text"/>
      <text:p text:style-name="Preformatted_20_Text">-- Español</text:p>
      <text:p text:style-name="Preformatted_20_Text"># 1ª Diapo</text:p>
      <text:p text:style-name="Preformatted_20_Text">Linux es el sistema operativo de código abierto más conocido y utilizado.</text:p>
      <text:p text:style-name="Preformatted_20_Text">Pero el nombre real es GNU Linux.</text:p>
      <text:p text:style-name="Preformatted_20_Text"/>
      <text:p text:style-name="Preformatted_20_Text">GNU/Linux.</text:p>
      <text:p text:style-name="Preformatted_20_Text">- Puedes descargar e instalar el sistema en todos tus ordenadores con una licencia libre.</text:p>
      <text:p text:style-name="Preformatted_20_Text"/>
      <text:p text:style-name="Preformatted_20_Text">Es software libre y código abierto.</text:p>
      <text:p text:style-name="Preformatted_20_Text">- Si fueses un programador, podrias cambiar partes del código ya que dispones de una copia del código original o código fuente.</text:p>
      <text:p text:style-name="Preformatted_20_Text"/>
      <text:p text:style-name="Preformatted_20_Text">#2ª Diapo</text:p>
      <text:p text:style-name="Preformatted_20_Text">Probablemente ya uses Linux, lo sepas o no. Según la encuesta de usuarios que mire, entre uno y dos tercios de las páginas web en Internet son generadas por servidores que ejecutan Linux.</text:p>
      <text:p text:style-name="Preformatted_20_Text"/>
      <text:p text:style-name="Preformatted_20_Text">Las empresas y las personas eligen Linux para sus servidores porque es seguro, flexible y puede recibir un excelente soporte de una gran comunidad de usuarios, además de compañías como Canonical, SUSE y Red Hat, cada una de las cuales ofrece soporte comercial.</text:p>
      <text:p text:style-name="Preformatted_20_Text"/>
      <text:p text:style-name="Preformatted_20_Text"><text:soft-page-break/>Muchos dispositivos que probablemente posee, como teléfonos y tabletas con Android y Chromebooks, dispositivos de almacenamiento digital, grabadoras de video personales, cámaras, dispositivos portátiles y más, también ejecutan Linux. Su automóvil tiene Linux ejecutándose debajo del capó. Incluso Microsoft Windows presenta componentes de Linux, como parte del Subsistema de Windows para Linux (WSL).</text:p>
      <text:p text:style-name="Preformatted_20_Text"/>
      <text:p text:style-name="Preformatted_20_Text"/>
      <text:p text:style-name="Preformatted_20_Text">-------------------------</text:p>
      <text:p text:style-name="Preformatted_20_Text">Who “owns” Linux?</text:p>
      <text:p text:style-name="Preformatted_20_Text"/>
      <text:p text:style-name="Preformatted_20_Text">What is the difference between Unix and Linux?</text:p>
      <text:p text:style-name="Preformatted_20_Text"/>
      <text:p text:style-name="Preformatted_20_Text">How was Linux created?</text:p>
      <text:p text:style-name="Preformatted_20_Text"><text:tab/>Richar Stallman + Linus Torvalds</text:p>
      <text:p text:style-name="Preformatted_20_Text"><text:tab/></text:p>
      <text:p text:style-name="Preformatted_20_Text">How can I get started using Linux?</text:p>
      <text:p text:style-name="Preformatted_20_Text"/>
      <text:p text:style-name="Preformatted_20_Text">Las distribuciones</text:p>
      <text:p text:style-name="Preformatted_20_Text"/>
      <text:p text:style-name="P14">se distribuía en forma de texto</text:p>
      <text:p text:style-name="P14">sobre ello se instala un entorno grafico</text:p>
      <text:p text:style-name="Preformatted_20_Text"/>
      <text:p text:style-name="Preformatted_20_Text"/>
      <text:p text:style-name="Preformatted_20_Text"/>
      <text:p text:style-name="Preformatted_20_Text"/>
      <text:p text:style-name="Preformatted_20_Text"/>
      <text:p text:style-name="Preformatted_20_Text"/>
      <text:h text:style-name="P1" text:outline-level="2">La primera distribución GNU/Linux</text:h>
      <text:p text:style-name="P4"><text:span text:style-name="T7">En julio de 1993 apareció la primera distribución en el sentido actual de GNU/Linux, Slackware 1.0, que pronto gozó de gran reputación y tuvo una buena acogida entre los usuarios. </text:span><text:a xlink:type="simple" xlink:href="https://www.genbeta.com/productos/sistemas-operativos/slackware" text:style-name="Internet_20_link" text:visited-style-name="Visited_20_Internet_20_Link"><text:span text:style-name="T8">Slackware</text:span></text:a><text:span text:style-name="T7"> es una distribución a la que le hemos dedicado muchos artículos en Genbeta, actualmente no es una de las más populares por su sistema de instalación, algo más complejo que en las habituales. La última versión es la 13.1, la trigésima revisión, (contando mayores y menores), de esta gran distribución.</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Cómo puedo empezar a usar GNU/Linux?</text:p>
      <text:p text:style-name="Preformatted_20_Text"/>
      <text:p text:style-name="Preformatted_20_Text"/>
      <text:p text:style-name="Preformatted_20_Text"/>
      <text:p text:style-name="P9"/>
      <text:p text:style-name="P10"/>
      <text:p text:style-name="P11">GNU/Linux puede soportar muchos usuarios</text:p>
      <text:p text:style-name="P11"><text:soft-page-break/></text:p>
      <text:p text:style-name="P11"/>
      <text:p text:style-name="P11"/>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3">----------</text:p>
      <text:p text:style-name="P3">Propuesta de pr<text:span text:style-name="T2">áctica</text:span></text:p>
      <text:p text:style-name="P12"/>
      <text:p text:style-name="P3"><text:span text:style-name="T2">- Ver escritorio</text:span><text:span text:style-name="T3">s</text:span></text:p>
      <text:p text:style-name="P3"><text:a xlink:type="simple" xlink:href="https://spins.fedoraproject.org/" text:style-name="Internet_20_link" text:visited-style-name="Visited_20_Internet_20_Link"><text:span text:style-name="T3">https://spins.fedoraproject.org/</text:span></text:a></text:p>
      <text:p text:style-name="P13"/>
      <text:p text:style-name="P13"/>
      <text:p text:style-name="P12">- Ver algunos programas</text:p>
      <text:p text:style-name="P12">- Ver linea de comandos</text:p>
      <text:p text:style-name="P12"/>
      <text:p text:style-name="P12">Quedada en discord para hacer una instalación en máquina virtual</text:p>
      <text:p text:style-name="P12"/>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Fin</text:p>
      <text:p text:style-name="Preformatted_20_Text">if you can use a computer or other electronic device, you can use Linux.</text:p>
      <text:p text:style-name="Preformatted_20_Text">Y para finalizar, </text:p>
      <text:p text:style-name="Preformatted_20_Text">si puedes usar un ordenador</text:p>
      <text:p text:style-name="Preformatted_20_Text"><text:s/>o algún dispositivo electrónico,</text:p>
      <text:p text:style-name="Preformatted_20_Text"><text:s text:c="2"/>seguro puedes usar linux... </text:p>
      <text:p text:style-name="Preformatted_20_Text"><text:s text:c="2"/>y lo sabe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GNU/Linux.</text:p>
      <text:p text:style-name="Preformatted_20_Text">- You can dowload and install in all of your computers whithout any license.</text:p>
      <text:p text:style-name="Preformatted_20_Text"/>
      <text:p text:style-name="Preformatted_20_Text"/>
      <text:p text:style-name="Preformatted_20_Text"/>
      <text:p text:style-name="Preformatted_20_Text">https://opensource.com/resources/linux</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unito Sans" svg:font-family="'Nunito Sans', sans-serif"/>
    <style:font-face style:name="apple-system" svg:font-family="apple-system, BlinkMacSystemFont, 'Segoe UI', Roboto, Oxygen, Ubuntu, Cantarell, 'Open Sans', 'Helvetica Neue', sans-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5-14T23:25:54.758717226</dc:date>
    <meta:editing-duration>PT2H2M57S</meta:editing-duration>
    <meta:editing-cycles>5</meta:editing-cycles>
    <meta:generator>LibreOffice/6.0.7.3$Linux_X86_64 LibreOffice_project/00m0$Build-3</meta:generator>
    <meta:document-statistic meta:table-count="0" meta:image-count="0" meta:object-count="0" meta:page-count="4" meta:paragraph-count="60" meta:word-count="628" meta:character-count="3844" meta:non-whitespace-character-count="3266"/>
  </office:meta>
</office:document-meta>
</file>